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551b6" officeooo:paragraph-rsid="001551b6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551b6" officeooo:paragraph-rsid="001551b6"/>
    </style:style>
    <style:style style:name="P3" style:family="paragraph" style:parent-style-name="Standard">
      <style:paragraph-properties fo:text-align="justify" style:justify-single-word="false"/>
      <style:text-properties style:font-name="Arial" fo:font-size="13pt" officeooo:rsid="001551b6" officeooo:paragraph-rsid="001551b6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officeooo:paragraph-rsid="001551b6"/>
    </style:style>
    <style:style style:name="P5" style:family="paragraph" style:parent-style-name="Standard">
      <style:paragraph-properties fo:text-align="justify" style:justify-single-word="false"/>
      <style:text-properties officeooo:rsid="00177b9e" officeooo:paragraph-rsid="00177b9e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officeooo:rsid="001551b6" officeooo:paragraph-rsid="001551b6" style:font-size-asian="11.3500003814697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officeooo:rsid="00177b9e" officeooo:paragraph-rsid="00177b9e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3pt" officeooo:rsid="00194c82" officeooo:paragraph-rsid="00194c82" style:font-size-asian="13pt" style:font-size-complex="13pt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style:font-name="Arial" officeooo:rsid="001551b6"/>
    </style:style>
    <style:style style:name="T3" style:family="text">
      <style:text-properties style:font-name="Arial" fo:font-size="13pt" officeooo:rsid="001551b6" style:font-size-asian="13pt" style:font-size-complex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Manual da linguagem Abobrinha</text:span></text:p>
      <text:p text:style-name="P1"/>
      <text:p text:style-name="P1"/>
      <text:p text:style-name="P6">Declaração de variáveis do tipo inteiro:</text:p>
      <text:p text:style-name="P6"><text:tab/></text:p>
      <text:p text:style-name="P6"><text:tab/>A <text:s/>declaração de inteiros e feita pela variável precedida por iii e terminado com virgula. Recomenda-se o uso se sinais únicos no nome da variável, pois a variável sera uma palavra reservada por todo o programa. </text:p>
      <text:p text:style-name="P6"><text:tab/>Ex: </text:p>
      <text:p text:style-name="P2">iii &amp;&amp;a,</text:p>
      <text:p text:style-name="P2">iii <text:s text:c="71"/>&amp;&amp;b,</text:p>
      <text:p text:style-name="P4"><text:span text:style-name="T2">iii <text:s/>AT-@K,</text:span></text:p>
      <text:p text:style-name="P4"/>
      <text:p text:style-name="P3">Atribuição de variável para inteiros: </text:p>
      <text:p text:style-name="P3"/>
      <text:p text:style-name="P3"><text:tab/>A atribuição é feita usando o nome da variável seguido de 2 pontos e seguido do valor ou de outro variável terminada com virgula.</text:p>
      <text:p text:style-name="P3"><text:tab/>Ex:</text:p>
      <text:p text:style-name="P3">&amp;&amp;a : 3,</text:p>
      <text:p text:style-name="P3">&amp;&amp;b : 5,</text:p>
      <text:p text:style-name="P4"><text:span text:style-name="T3">AT-@K <text:s text:c="34"/>: <text:s text:c="31"/>1985,</text:span></text:p>
      <text:p text:style-name="P4"/>
      <text:p text:style-name="P7">Operações com números e variáveis do tipo inteiro:</text:p>
      <text:p text:style-name="P5"/>
      <text:p text:style-name="P7"><text:tab/>As operações são constituídas por variável receptora, seguido de 2 pontos, seguindo dos 2 operandos (números ou variáveis), separados pelos operadores, <text:s/>e terminada com uma virgula. Os operadores serão assim:</text:p>
      <text:p text:style-name="P7">→ “++” representa a adição;</text:p>
      <text:p text:style-name="P7">→ “--” representa a subtração;</text:p>
      <text:p text:style-name="P7">→ “**” representa a multiplicação;</text:p>
      <text:p text:style-name="P7">→ “//” representa a divisão;</text:p>
      <text:p text:style-name="P7">→ “%%” representa o resto.</text:p>
      <text:p text:style-name="P5"/>
      <text:p text:style-name="P7">Ex:</text:p>
      <text:p text:style-name="P7"><text:s/>&amp;&amp;a = 2++3,</text:p>
      <text:p text:style-name="P7">&amp;&amp;c = &amp;&amp;a--&amp;&amp;b,</text:p>
      <text:p text:style-name="P7">&amp;&amp;d = 2*&amp;&amp;a,</text:p>
      <text:p text:style-name="P7">&amp;&amp;c = 4//2,</text:p>
      <text:p text:style-name="P7">&amp;&amp;f = &amp;&amp;a%%&amp;&amp;b,</text:p>
      <text:p text:style-name="P7"/>
      <text:p text:style-name="P8">Comando de saída:</text:p>
      <text:p text:style-name="P8"><text:tab/></text:p>
      <text:p text:style-name="P8"><text:tab/>o comando de saída é a palavra <text:span text:style-name="T4">mostre-me</text:span> seguido daquilo que deseja que seja impresso na tela. Este comando não possui virgula no final.</text:p>
      <text:p text:style-name="P8">Ex:</text:p>
      <text:p text:style-name="P8"/>
      <text:p text:style-name="P8">mostre-me &amp;&amp;a</text:p>
      <text:p text:style-name="P8">mostre-me 2</text:p>
      <text:p text:style-name="P8">mostre-me o trabalho esta pronto</text:p>
      <text:p text:style-name="P8"><text:soft-page-break/>mostre-me “ola mundo!</text:p>
      <text:p text:style-name="P8"/>
      <text:p text:style-name="P8"/>
      <text:p text:style-name="P8">Comando de leitura do teclado:</text:p>
      <text:p text:style-name="P8"/>
      <text:p text:style-name="P8"><text:tab/>para o comando de leitura do teclado utiliza-se a palavra <text:span text:style-name="T4">leia </text:span>e ai se escreve o que se deseja desde que isto seja algo valido dentro do código, como atribuição ou definição de um variável.</text:p>
      <text:p text:style-name="P8"/>
      <text:p text:style-name="P8">Comando de condição:</text:p>
      <text:p text:style-name="P8"/>
      <text:p text:style-name="P8"><text:tab/>o comando de condição e feito por <text:span text:style-name="T4">se </text:span><text:span text:style-name="T5">ou </text:span><text:span text:style-name="T4">senao. </text:span><text:span text:style-name="T5">Na linha do </text:span><text:span text:style-name="T4">se</text:span><text:span text:style-name="T5"> vai uma condição e se esta for verdadeiro o que possui entre o </text:span><text:span text:style-name="T4">se</text:span><text:span text:style-name="T5"> e o</text:span><text:span text:style-name="T4"> senao</text:span><text:span text:style-name="T5"> é executado. <text:s/>Caso contrario o </text:span><text:span text:style-name="T4">senao</text:span><text:span text:style-name="T5"> é executado ate o </text:span><text:span text:style-name="T4">fimdose</text:span><text:span text:style-name="T5">. </text:span></text:p>
      <text:p text:style-name="P8"/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9:00:04.796302786</meta:creation-date>
    <dc:date>2014-05-23T19:37:42.821086098</dc:date>
    <meta:editing-duration>PT9M2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2" meta:paragraph-count="39" meta:word-count="298" meta:character-count="1803" meta:non-whitespace-character-count="1388"/>
  </office:meta>
</office:document-meta>
</file>